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1" table:number-columns-repeated="5" table:default-cell-style-name="ce11"/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 table:number-rows-repeated="5">
          <table:table-cell table:style-name="Default" table:number-columns-repeated="7"/>
          <table:table-cell table:number-columns-repeated="8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ce3" office:value-type="string" calcext:value-type="string">
            <text:p>Ajuste financeiro</text:p>
          </table:table-cell>
          <table:table-cell table:style-name="ce6" office:value-type="percentage" office:value="0.05" calcext:value-type="percentage">
            <text:p>5%</text:p>
          </table:table-cell>
          <table:table-cell table:style-name="Default" table:number-columns-repeated="4"/>
          <table:table-cell table:number-columns-repeated="8"/>
          <table:table-cell table:style-name="Default"/>
          <table:table-cell table:style-name="ce3" office:value-type="string" calcext:value-type="string">
            <text:p>Ajuste financeiro</text:p>
          </table:table-cell>
          <table:table-cell table:number-columns-repeated="5"/>
        </table:table-row>
        <table:table-row table:style-name="ro3">
          <table:table-cell table:style-name="Default"/>
          <table:table-cell table:style-name="ce4" office:value-type="string" calcext:value-type="string">
            <text:p>Porcentagem da minha reserva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Default" table:number-columns-repeated="4"/>
          <table:table-cell table:number-columns-repeated="8"/>
          <table:table-cell table:style-name="Default"/>
          <table:table-cell table:style-name="ce4" office:value-type="string" calcext:value-type="string">
            <text:p>Porcentagem da minha reserva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5" office:value-type="string" calcext:value-type="string">
            <text:p>Juros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Default" table:number-columns-repeated="4"/>
          <table:table-cell>
            <draw:frame draw:z-index="0" draw:name="Chart 1" draw:style-name="gr1" draw:text-style-name="P1" svg:width="11.518cm" svg:height="6.966cm" svg:x="2.08cm" svg:y="0.143cm">
              <draw:object draw:notify-on-update-of-ranges="Planilha1.G10:Planilha1.G10 Planilha1.G11:Planilha1.G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/>
          <table:table-cell table:style-name="ce5" office:value-type="string" calcext:value-type="string">
            <text:p>Juros</text:p>
          </table:table-cell>
          <table:table-cell table:number-columns-repeated="4"/>
          <table:table-cell>
            <draw:frame draw:z-index="1" draw:name="Chart 1" draw:style-name="gr1" draw:text-style-name="P1" svg:width="9.555cm" svg:height="6.966cm" svg:x="1.291cm" svg:y="0.143cm">
              <draw:object draw:notify-on-update-of-ranges="Planilha1.V10:Planilha1.V10 Planilha1.V11:Planilha1.V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Default"/>
          <table:table-cell/>
          <table:table-cell table:style-name="ce9"/>
          <table:table-cell table:style-name="Default" table:number-columns-repeated="4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Salário</text:p>
          </table:table-cell>
          <table:table-cell table:style-name="ce1" office:value-type="string" calcext:value-type="string">
            <text:p>Reserva anual</text:p>
          </table:table-cell>
          <table:table-cell table:style-name="ce1" office:value-type="string" calcext:value-type="string">
            <text:p>Valor inicial</text:p>
          </table:table-cell>
          <table:table-cell table:style-name="ce1" office:value-type="string" calcext:value-type="string">
            <text:p>Rendimento</text:p>
          </table:table-cell>
          <table:table-cell table:style-name="ce1" office:value-type="string" calcext:value-type="string">
            <text:p>Valor Final</text:p>
          </table:table-cell>
          <table:table-cell table:number-columns-repeated="8"/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Idade</text:p>
          </table:table-cell>
          <table:table-cell table:number-columns-repeated="5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18" calcext:value-type="float">
            <text:p>18</text:p>
          </table:table-cell>
          <table:table-cell table:style-name="ce10" office:value-type="currency" office:currency="R$ " office:value="1500" calcext:value-type="currency">
            <text:p>R$ 1.500,00</text:p>
          </table:table-cell>
          <table:table-cell table:formula="of:=[.C11]*[.$C$7]*12" office:value-type="currency" office:currency="R$ " office:value="3600" calcext:value-type="currency">
            <text:p>R$ 3.600,00</text:p>
          </table:table-cell>
          <table:table-cell table:style-name="ce10" office:value-type="currency" office:currency="R$ " office:value="0" calcext:value-type="currency">
            <text:p>R$ 0,00</text:p>
          </table:table-cell>
          <table:table-cell table:formula="of:=[.E11]*[.$C$8]" office:value-type="currency" office:currency="R$ " office:value="0" calcext:value-type="currency">
            <text:p>R$ 0,00</text:p>
          </table:table-cell>
          <table:table-cell table:formula="of:=[.E11]+[.D11]+[.F11]" office:value-type="currency" office:currency="R$ " office:value="3600" calcext:value-type="currency">
            <text:p>R$ 3.600,00</text:p>
          </table:table-cell>
          <table:table-cell table:number-columns-repeated="8"/>
          <table:table-cell office:value-type="float" office:value="2026" calcext:value-type="float">
            <text:p>202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float" office:value="19" calcext:value-type="float">
            <text:p>19</text:p>
          </table:table-cell>
          <table:table-cell table:formula="of:=[.C11]*[.$C$6]+[.C11]" office:value-type="currency" office:currency="R$ " office:value="1575" calcext:value-type="currency">
            <text:p>R$ 1.575,00</text:p>
          </table:table-cell>
          <table:table-cell table:formula="of:=[.C12]*[.$C$7]*12" office:value-type="currency" office:currency="R$ " office:value="3780" calcext:value-type="currency">
            <text:p>R$ 3.780,00</text:p>
          </table:table-cell>
          <table:table-cell table:formula="of:=[.G11]" office:value-type="currency" office:currency="R$ " office:value="3600" calcext:value-type="currency">
            <text:p>R$ 3.600,00</text:p>
          </table:table-cell>
          <table:table-cell table:formula="of:=[.E12]*[.$C$8]" office:value-type="currency" office:currency="R$ " office:value="180" calcext:value-type="currency">
            <text:p>R$ 180,00</text:p>
          </table:table-cell>
          <table:table-cell table:formula="of:=[.E12]+[.D12]+[.F12]" office:value-type="currency" office:currency="R$ " office:value="7560" calcext:value-type="currency">
            <text:p>R$ 7.560,00</text:p>
          </table:table-cell>
          <table:table-cell table:number-columns-repeated="8"/>
          <table:table-cell office:value-type="float" office:value="2027" calcext:value-type="float">
            <text:p>202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table:formula="of:=[.C12]*[.$C$6]+[.C12]" office:value-type="currency" office:currency="R$ " office:value="1653.75" calcext:value-type="currency">
            <text:p>R$ 1.653,75</text:p>
          </table:table-cell>
          <table:table-cell table:formula="of:=[.C13]*[.$C$7]*12" office:value-type="currency" office:currency="R$ " office:value="3969" calcext:value-type="currency">
            <text:p>R$ 3.969,00</text:p>
          </table:table-cell>
          <table:table-cell table:formula="of:=[.G12]" office:value-type="currency" office:currency="R$ " office:value="7560" calcext:value-type="currency">
            <text:p>R$ 7.560,00</text:p>
          </table:table-cell>
          <table:table-cell table:formula="of:=[.E13]*[.$C$8]" office:value-type="currency" office:currency="R$ " office:value="378" calcext:value-type="currency">
            <text:p>R$ 378,00</text:p>
          </table:table-cell>
          <table:table-cell table:formula="of:=[.E13]+[.D13]+[.F13]" office:value-type="currency" office:currency="R$ " office:value="11907" calcext:value-type="currency">
            <text:p>R$ 11.907,00</text:p>
          </table:table-cell>
          <table:table-cell table:number-columns-repeated="8"/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float" office:value="21" calcext:value-type="float">
            <text:p>21</text:p>
          </table:table-cell>
          <table:table-cell table:formula="of:=[.C13]*[.$C$6]+[.C13]" office:value-type="currency" office:currency="R$ " office:value="1736.4375" calcext:value-type="currency">
            <text:p>R$ 1.736,44</text:p>
          </table:table-cell>
          <table:table-cell table:formula="of:=[.C14]*[.$C$7]*12" office:value-type="currency" office:currency="R$ " office:value="4167.45" calcext:value-type="currency">
            <text:p>R$ 4.167,45</text:p>
          </table:table-cell>
          <table:table-cell table:formula="of:=[.G13]" office:value-type="currency" office:currency="R$ " office:value="11907" calcext:value-type="currency">
            <text:p>R$ 11.907,00</text:p>
          </table:table-cell>
          <table:table-cell table:formula="of:=[.E14]*[.$C$8]" office:value-type="currency" office:currency="R$ " office:value="595.35" calcext:value-type="currency">
            <text:p>R$ 595,35</text:p>
          </table:table-cell>
          <table:table-cell table:formula="of:=[.E14]+[.D14]+[.F14]" office:value-type="currency" office:currency="R$ " office:value="16669.8" calcext:value-type="currency">
            <text:p>R$ 16.669,80</text:p>
          </table:table-cell>
          <table:table-cell table:number-columns-repeated="8"/>
          <table:table-cell office:value-type="float" office:value="2029" calcext:value-type="float">
            <text:p>202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22" calcext:value-type="float">
            <text:p>22</text:p>
          </table:table-cell>
          <table:table-cell table:formula="of:=[.C14]*[.$C$6]+[.C14]" office:value-type="currency" office:currency="R$ " office:value="1823.259375" calcext:value-type="currency">
            <text:p>R$ 1.823,26</text:p>
          </table:table-cell>
          <table:table-cell table:formula="of:=[.C15]*[.$C$7]*12" office:value-type="currency" office:currency="R$ " office:value="4375.8225" calcext:value-type="currency">
            <text:p>R$ 4.375,82</text:p>
          </table:table-cell>
          <table:table-cell table:formula="of:=[.G14]" office:value-type="currency" office:currency="R$ " office:value="16669.8" calcext:value-type="currency">
            <text:p>R$ 16.669,80</text:p>
          </table:table-cell>
          <table:table-cell table:formula="of:=[.E15]*[.$C$8]" office:value-type="currency" office:currency="R$ " office:value="833.49" calcext:value-type="currency">
            <text:p>R$ 833,49</text:p>
          </table:table-cell>
          <table:table-cell table:formula="of:=[.E15]+[.D15]+[.F15]" office:value-type="currency" office:currency="R$ " office:value="21879.1125" calcext:value-type="currency">
            <text:p>R$ 21.879,11</text:p>
          </table:table-cell>
          <table:table-cell table:number-columns-repeated="8"/>
          <table:table-cell office:value-type="float" office:value="2030" calcext:value-type="float">
            <text:p>203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float" office:value="23" calcext:value-type="float">
            <text:p>23</text:p>
          </table:table-cell>
          <table:table-cell table:formula="of:=[.C15]*[.$C$6]+[.C15]" office:value-type="currency" office:currency="R$ " office:value="1914.42234375" calcext:value-type="currency">
            <text:p>R$ 1.914,42</text:p>
          </table:table-cell>
          <table:table-cell table:formula="of:=[.C16]*[.$C$7]*12" office:value-type="currency" office:currency="R$ " office:value="4594.613625" calcext:value-type="currency">
            <text:p>R$ 4.594,61</text:p>
          </table:table-cell>
          <table:table-cell table:formula="of:=[.G15]" office:value-type="currency" office:currency="R$ " office:value="21879.1125" calcext:value-type="currency">
            <text:p>R$ 21.879,11</text:p>
          </table:table-cell>
          <table:table-cell table:formula="of:=[.E16]*[.$C$8]" office:value-type="currency" office:currency="R$ " office:value="1093.955625" calcext:value-type="currency">
            <text:p>R$ 1.093,96</text:p>
          </table:table-cell>
          <table:table-cell table:formula="of:=[.E16]+[.D16]+[.F16]" office:value-type="currency" office:currency="R$ " office:value="27567.68175" calcext:value-type="currency">
            <text:p>R$ 27.567,68</text:p>
          </table:table-cell>
          <table:table-cell table:number-columns-repeated="8"/>
          <table:table-cell office:value-type="float" office:value="2031" calcext:value-type="float">
            <text:p>203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float" office:value="24" calcext:value-type="float">
            <text:p>24</text:p>
          </table:table-cell>
          <table:table-cell table:formula="of:=[.C16]*[.$C$6]+[.C16]" office:value-type="currency" office:currency="R$ " office:value="2010.1434609375" calcext:value-type="currency">
            <text:p>R$ 2.010,14</text:p>
          </table:table-cell>
          <table:table-cell table:formula="of:=[.C17]*[.$C$7]*12" office:value-type="currency" office:currency="R$ " office:value="4824.34430625" calcext:value-type="currency">
            <text:p>R$ 4.824,34</text:p>
          </table:table-cell>
          <table:table-cell table:formula="of:=[.G16]" office:value-type="currency" office:currency="R$ " office:value="27567.68175" calcext:value-type="currency">
            <text:p>R$ 27.567,68</text:p>
          </table:table-cell>
          <table:table-cell table:formula="of:=[.E17]*[.$C$8]" office:value-type="currency" office:currency="R$ " office:value="1378.3840875" calcext:value-type="currency">
            <text:p>R$ 1.378,38</text:p>
          </table:table-cell>
          <table:table-cell table:formula="of:=[.E17]+[.D17]+[.F17]" office:value-type="currency" office:currency="R$ " office:value="33770.41014375" calcext:value-type="currency">
            <text:p>R$ 33.770,41</text:p>
          </table:table-cell>
          <table:table-cell table:number-columns-repeated="8"/>
          <table:table-cell office:value-type="float" office:value="2032" calcext:value-type="float">
            <text:p>203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float" office:value="25" calcext:value-type="float">
            <text:p>25</text:p>
          </table:table-cell>
          <table:table-cell table:formula="of:=[.C17]*[.$C$6]+[.C17]" office:value-type="currency" office:currency="R$ " office:value="2110.65063398438" calcext:value-type="currency">
            <text:p>R$ 2.110,65</text:p>
          </table:table-cell>
          <table:table-cell table:formula="of:=[.C18]*[.$C$7]*12" office:value-type="currency" office:currency="R$ " office:value="5065.5615215625" calcext:value-type="currency">
            <text:p>R$ 5.065,56</text:p>
          </table:table-cell>
          <table:table-cell table:formula="of:=[.G17]" office:value-type="currency" office:currency="R$ " office:value="33770.41014375" calcext:value-type="currency">
            <text:p>R$ 33.770,41</text:p>
          </table:table-cell>
          <table:table-cell table:formula="of:=[.E18]*[.$C$8]" office:value-type="currency" office:currency="R$ " office:value="1688.5205071875" calcext:value-type="currency">
            <text:p>R$ 1.688,52</text:p>
          </table:table-cell>
          <table:table-cell table:formula="of:=[.E18]+[.D18]+[.F18]" office:value-type="currency" office:currency="R$ " office:value="40524.4921725" calcext:value-type="currency">
            <text:p>R$ 40.524,49</text:p>
          </table:table-cell>
          <table:table-cell table:number-columns-repeated="8"/>
          <table:table-cell office:value-type="float" office:value="2033" calcext:value-type="float">
            <text:p>203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float" office:value="26" calcext:value-type="float">
            <text:p>26</text:p>
          </table:table-cell>
          <table:table-cell table:formula="of:=[.C18]*[.$C$6]+[.C18]" office:value-type="currency" office:currency="R$ " office:value="2216.18316568359" calcext:value-type="currency">
            <text:p>R$ 2.216,18</text:p>
          </table:table-cell>
          <table:table-cell table:formula="of:=[.C19]*[.$C$7]*12" office:value-type="currency" office:currency="R$ " office:value="5318.83959764063" calcext:value-type="currency">
            <text:p>R$ 5.318,84</text:p>
          </table:table-cell>
          <table:table-cell table:formula="of:=[.G18]" office:value-type="currency" office:currency="R$ " office:value="40524.4921725" calcext:value-type="currency">
            <text:p>R$ 40.524,49</text:p>
          </table:table-cell>
          <table:table-cell table:formula="of:=[.E19]*[.$C$8]" office:value-type="currency" office:currency="R$ " office:value="2026.224608625" calcext:value-type="currency">
            <text:p>R$ 2.026,22</text:p>
          </table:table-cell>
          <table:table-cell table:formula="of:=[.E19]+[.D19]+[.F19]" office:value-type="currency" office:currency="R$ " office:value="47869.5563787656" calcext:value-type="currency">
            <text:p>R$ 47.869,56</text:p>
          </table:table-cell>
          <table:table-cell table:number-columns-repeated="8"/>
          <table:table-cell office:value-type="float" office:value="2034" calcext:value-type="float">
            <text:p>203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27" calcext:value-type="float">
            <text:p>27</text:p>
          </table:table-cell>
          <table:table-cell table:formula="of:=[.C19]*[.$C$6]+[.C19]" office:value-type="currency" office:currency="R$ " office:value="2326.99232396777" calcext:value-type="currency">
            <text:p>R$ 2.326,99</text:p>
          </table:table-cell>
          <table:table-cell table:formula="of:=[.C20]*[.$C$7]*12" office:value-type="currency" office:currency="R$ " office:value="5584.78157752266" calcext:value-type="currency">
            <text:p>R$ 5.584,78</text:p>
          </table:table-cell>
          <table:table-cell table:formula="of:=[.G19]" office:value-type="currency" office:currency="R$ " office:value="47869.5563787656" calcext:value-type="currency">
            <text:p>R$ 47.869,56</text:p>
          </table:table-cell>
          <table:table-cell table:formula="of:=[.E20]*[.$C$8]" office:value-type="currency" office:currency="R$ " office:value="2393.47781893828" calcext:value-type="currency">
            <text:p>R$ 2.393,48</text:p>
          </table:table-cell>
          <table:table-cell table:formula="of:=[.E20]+[.D20]+[.F20]" office:value-type="currency" office:currency="R$ " office:value="55847.8157752266" calcext:value-type="currency">
            <text:p>R$ 55.847,82</text:p>
          </table:table-cell>
          <table:table-cell table:number-columns-repeated="8"/>
          <table:table-cell office:value-type="float" office:value="2035" calcext:value-type="float">
            <text:p>2035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float" office:value="28" calcext:value-type="float">
            <text:p>28</text:p>
          </table:table-cell>
          <table:table-cell table:formula="of:=[.C20]*[.$C$6]+[.C20]" office:value-type="currency" office:currency="R$ " office:value="2443.34194016616" calcext:value-type="currency">
            <text:p>R$ 2.443,34</text:p>
          </table:table-cell>
          <table:table-cell table:formula="of:=[.C21]*[.$C$7]*12" office:value-type="currency" office:currency="R$ " office:value="5864.02065639879" calcext:value-type="currency">
            <text:p>R$ 5.864,02</text:p>
          </table:table-cell>
          <table:table-cell table:formula="of:=[.G20]" office:value-type="currency" office:currency="R$ " office:value="55847.8157752266" calcext:value-type="currency">
            <text:p>R$ 55.847,82</text:p>
          </table:table-cell>
          <table:table-cell table:formula="of:=[.E21]*[.$C$8]" office:value-type="currency" office:currency="R$ " office:value="2792.39078876133" calcext:value-type="currency">
            <text:p>R$ 2.792,39</text:p>
          </table:table-cell>
          <table:table-cell table:formula="of:=[.E21]+[.D21]+[.F21]" office:value-type="currency" office:currency="R$ " office:value="64504.2272203867" calcext:value-type="currency">
            <text:p>R$ 64.504,23</text:p>
          </table:table-cell>
          <table:table-cell table:number-columns-repeated="8"/>
          <table:table-cell office:value-type="float" office:value="2036" calcext:value-type="float">
            <text:p>203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float" office:value="29" calcext:value-type="float">
            <text:p>29</text:p>
          </table:table-cell>
          <table:table-cell table:formula="of:=[.C21]*[.$C$6]+[.C21]" office:value-type="currency" office:currency="R$ " office:value="2565.50903717447" calcext:value-type="currency">
            <text:p>R$ 2.565,51</text:p>
          </table:table-cell>
          <table:table-cell table:formula="of:=[.C22]*[.$C$7]*12" office:value-type="currency" office:currency="R$ " office:value="6157.22168921873" calcext:value-type="currency">
            <text:p>R$ 6.157,22</text:p>
          </table:table-cell>
          <table:table-cell table:formula="of:=[.G21]" office:value-type="currency" office:currency="R$ " office:value="64504.2272203867" calcext:value-type="currency">
            <text:p>R$ 64.504,23</text:p>
          </table:table-cell>
          <table:table-cell table:formula="of:=[.E22]*[.$C$8]" office:value-type="currency" office:currency="R$ " office:value="3225.21136101933" calcext:value-type="currency">
            <text:p>R$ 3.225,21</text:p>
          </table:table-cell>
          <table:table-cell table:formula="of:=[.E22]+[.D22]+[.F22]" office:value-type="currency" office:currency="R$ " office:value="73886.6602706248" calcext:value-type="currency">
            <text:p>R$ 73.886,66</text:p>
          </table:table-cell>
          <table:table-cell table:number-columns-repeated="8"/>
          <table:table-cell office:value-type="float" office:value="2037" calcext:value-type="float">
            <text:p>203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float" office:value="30" calcext:value-type="float">
            <text:p>30</text:p>
          </table:table-cell>
          <table:table-cell table:formula="of:=[.C22]*[.$C$6]+[.C22]" office:value-type="currency" office:currency="R$ " office:value="2693.78448903319" calcext:value-type="currency">
            <text:p>R$ 2.693,78</text:p>
          </table:table-cell>
          <table:table-cell table:formula="of:=[.C23]*[.$C$7]*12" office:value-type="currency" office:currency="R$ " office:value="6465.08277367967" calcext:value-type="currency">
            <text:p>R$ 6.465,08</text:p>
          </table:table-cell>
          <table:table-cell table:formula="of:=[.G22]" office:value-type="currency" office:currency="R$ " office:value="73886.6602706248" calcext:value-type="currency">
            <text:p>R$ 73.886,66</text:p>
          </table:table-cell>
          <table:table-cell table:formula="of:=[.E23]*[.$C$8]" office:value-type="currency" office:currency="R$ " office:value="3694.33301353124" calcext:value-type="currency">
            <text:p>R$ 3.694,33</text:p>
          </table:table-cell>
          <table:table-cell table:formula="of:=[.E23]+[.D23]+[.F23]" office:value-type="currency" office:currency="R$ " office:value="84046.0760578357" calcext:value-type="currency">
            <text:p>R$ 84.046,08</text:p>
          </table:table-cell>
          <table:table-cell table:number-columns-repeated="8"/>
          <table:table-cell office:value-type="float" office:value="2038" calcext:value-type="float">
            <text:p>2038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float" office:value="31" calcext:value-type="float">
            <text:p>31</text:p>
          </table:table-cell>
          <table:table-cell table:formula="of:=[.C23]*[.$C$6]+[.C23]" office:value-type="currency" office:currency="R$ " office:value="2828.47371348485" calcext:value-type="currency">
            <text:p>R$ 2.828,47</text:p>
          </table:table-cell>
          <table:table-cell table:formula="of:=[.C24]*[.$C$7]*12" office:value-type="currency" office:currency="R$ " office:value="6788.33691236365" calcext:value-type="currency">
            <text:p>R$ 6.788,34</text:p>
          </table:table-cell>
          <table:table-cell table:formula="of:=[.G23]" office:value-type="currency" office:currency="R$ " office:value="84046.0760578357" calcext:value-type="currency">
            <text:p>R$ 84.046,08</text:p>
          </table:table-cell>
          <table:table-cell table:formula="of:=[.E24]*[.$C$8]" office:value-type="currency" office:currency="R$ " office:value="4202.30380289178" calcext:value-type="currency">
            <text:p>R$ 4.202,30</text:p>
          </table:table-cell>
          <table:table-cell table:formula="of:=[.E24]+[.D24]+[.F24]" office:value-type="currency" office:currency="R$ " office:value="95036.7167730911" calcext:value-type="currency">
            <text:p>R$ 95.036,72</text:p>
          </table:table-cell>
          <table:table-cell table:number-columns-repeated="8"/>
          <table:table-cell office:value-type="float" office:value="2039" calcext:value-type="float">
            <text:p>203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table:formula="of:=[.C24]*[.$C$6]+[.C24]" office:value-type="currency" office:currency="R$ " office:value="2969.8973991591" calcext:value-type="currency">
            <text:p>R$ 2.969,90</text:p>
          </table:table-cell>
          <table:table-cell table:formula="of:=[.C25]*[.$C$7]*12" office:value-type="currency" office:currency="R$ " office:value="7127.75375798183" calcext:value-type="currency">
            <text:p>R$ 7.127,75</text:p>
          </table:table-cell>
          <table:table-cell table:formula="of:=[.G24]" office:value-type="currency" office:currency="R$ " office:value="95036.7167730911" calcext:value-type="currency">
            <text:p>R$ 95.036,72</text:p>
          </table:table-cell>
          <table:table-cell table:formula="of:=[.E25]*[.$C$8]" office:value-type="currency" office:currency="R$ " office:value="4751.83583865455" calcext:value-type="currency">
            <text:p>R$ 4.751,84</text:p>
          </table:table-cell>
          <table:table-cell table:formula="of:=[.E25]+[.D25]+[.F25]" office:value-type="currency" office:currency="R$ " office:value="106916.306369727" calcext:value-type="currency">
            <text:p>R$ 106.916,31</text:p>
          </table:table-cell>
          <table:table-cell table:number-columns-repeated="8"/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float" office:value="33" calcext:value-type="float">
            <text:p>33</text:p>
          </table:table-cell>
          <table:table-cell table:formula="of:=[.C25]*[.$C$6]+[.C25]" office:value-type="currency" office:currency="R$ " office:value="3118.39226911705" calcext:value-type="currency">
            <text:p>R$ 3.118,39</text:p>
          </table:table-cell>
          <table:table-cell table:formula="of:=[.C26]*[.$C$7]*12" office:value-type="currency" office:currency="R$ " office:value="7484.14144588092" calcext:value-type="currency">
            <text:p>R$ 7.484,14</text:p>
          </table:table-cell>
          <table:table-cell table:formula="of:=[.G25]" office:value-type="currency" office:currency="R$ " office:value="106916.306369727" calcext:value-type="currency">
            <text:p>R$ 106.916,31</text:p>
          </table:table-cell>
          <table:table-cell table:formula="of:=[.E26]*[.$C$8]" office:value-type="currency" office:currency="R$ " office:value="5345.81531848637" calcext:value-type="currency">
            <text:p>R$ 5.345,82</text:p>
          </table:table-cell>
          <table:table-cell table:formula="of:=[.E26]+[.D26]+[.F26]" office:value-type="currency" office:currency="R$ " office:value="119746.263134095" calcext:value-type="currency">
            <text:p>R$ 119.746,26</text:p>
          </table:table-cell>
          <table:table-cell table:number-columns-repeated="8"/>
          <table:table-cell office:value-type="float" office:value="2041" calcext:value-type="float">
            <text:p>204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34" calcext:value-type="float">
            <text:p>34</text:p>
          </table:table-cell>
          <table:table-cell table:formula="of:=[.C26]*[.$C$6]+[.C26]" office:value-type="currency" office:currency="R$ " office:value="3274.3118825729" calcext:value-type="currency">
            <text:p>R$ 3.274,31</text:p>
          </table:table-cell>
          <table:table-cell table:formula="of:=[.C27]*[.$C$7]*12" office:value-type="currency" office:currency="R$ " office:value="7858.34851817497" calcext:value-type="currency">
            <text:p>R$ 7.858,35</text:p>
          </table:table-cell>
          <table:table-cell table:formula="of:=[.G26]" office:value-type="currency" office:currency="R$ " office:value="119746.263134095" calcext:value-type="currency">
            <text:p>R$ 119.746,26</text:p>
          </table:table-cell>
          <table:table-cell table:formula="of:=[.E27]*[.$C$8]" office:value-type="currency" office:currency="R$ " office:value="5987.31315670474" calcext:value-type="currency">
            <text:p>R$ 5.987,31</text:p>
          </table:table-cell>
          <table:table-cell table:formula="of:=[.E27]+[.D27]+[.F27]" office:value-type="currency" office:currency="R$ " office:value="133591.924808975" calcext:value-type="currency">
            <text:p>R$ 133.591,92</text:p>
          </table:table-cell>
          <table:table-cell table:number-columns-repeated="8"/>
          <table:table-cell office:value-type="float" office:value="2042" calcext:value-type="float">
            <text:p>204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table:formula="of:=[.C27]*[.$C$6]+[.C27]" office:value-type="currency" office:currency="R$ " office:value="3438.02747670155" calcext:value-type="currency">
            <text:p>R$ 3.438,03</text:p>
          </table:table-cell>
          <table:table-cell table:formula="of:=[.C28]*[.$C$7]*12" office:value-type="currency" office:currency="R$ " office:value="8251.26594408372" calcext:value-type="currency">
            <text:p>R$ 8.251,27</text:p>
          </table:table-cell>
          <table:table-cell table:formula="of:=[.G27]" office:value-type="currency" office:currency="R$ " office:value="133591.924808975" calcext:value-type="currency">
            <text:p>R$ 133.591,92</text:p>
          </table:table-cell>
          <table:table-cell table:formula="of:=[.E28]*[.$C$8]" office:value-type="currency" office:currency="R$ " office:value="6679.59624044873" calcext:value-type="currency">
            <text:p>R$ 6.679,60</text:p>
          </table:table-cell>
          <table:table-cell table:formula="of:=[.E28]+[.D28]+[.F28]" office:value-type="currency" office:currency="R$ " office:value="148522.786993507" calcext:value-type="currency">
            <text:p>R$ 148.522,79</text:p>
          </table:table-cell>
          <table:table-cell table:number-columns-repeated="8"/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float" office:value="36" calcext:value-type="float">
            <text:p>36</text:p>
          </table:table-cell>
          <table:table-cell table:formula="of:=[.C28]*[.$C$6]+[.C28]" office:value-type="currency" office:currency="R$ " office:value="3609.92885053663" calcext:value-type="currency">
            <text:p>R$ 3.609,93</text:p>
          </table:table-cell>
          <table:table-cell table:formula="of:=[.C29]*[.$C$7]*12" office:value-type="currency" office:currency="R$ " office:value="8663.8292412879" calcext:value-type="currency">
            <text:p>R$ 8.663,83</text:p>
          </table:table-cell>
          <table:table-cell table:formula="of:=[.G28]" office:value-type="currency" office:currency="R$ " office:value="148522.786993507" calcext:value-type="currency">
            <text:p>R$ 148.522,79</text:p>
          </table:table-cell>
          <table:table-cell table:formula="of:=[.E29]*[.$C$8]" office:value-type="currency" office:currency="R$ " office:value="7426.13934967535" calcext:value-type="currency">
            <text:p>R$ 7.426,14</text:p>
          </table:table-cell>
          <table:table-cell table:formula="of:=[.E29]+[.D29]+[.F29]" office:value-type="currency" office:currency="R$ " office:value="164612.75558447" calcext:value-type="currency">
            <text:p>R$ 164.612,76</text:p>
          </table:table-cell>
          <table:table-cell table:number-columns-repeated="8"/>
          <table:table-cell office:value-type="float" office:value="2044" calcext:value-type="float">
            <text:p>204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float" office:value="37" calcext:value-type="float">
            <text:p>37</text:p>
          </table:table-cell>
          <table:table-cell table:formula="of:=[.C29]*[.$C$6]+[.C29]" office:value-type="currency" office:currency="R$ " office:value="3790.42529306346" calcext:value-type="currency">
            <text:p>R$ 3.790,43</text:p>
          </table:table-cell>
          <table:table-cell table:formula="of:=[.C30]*[.$C$7]*12" office:value-type="currency" office:currency="R$ " office:value="9097.0207033523" calcext:value-type="currency">
            <text:p>R$ 9.097,02</text:p>
          </table:table-cell>
          <table:table-cell table:formula="of:=[.G29]" office:value-type="currency" office:currency="R$ " office:value="164612.75558447" calcext:value-type="currency">
            <text:p>R$ 164.612,76</text:p>
          </table:table-cell>
          <table:table-cell table:formula="of:=[.E30]*[.$C$8]" office:value-type="currency" office:currency="R$ " office:value="8230.63777922351" calcext:value-type="currency">
            <text:p>R$ 8.230,64</text:p>
          </table:table-cell>
          <table:table-cell table:formula="of:=[.E30]+[.D30]+[.F30]" office:value-type="currency" office:currency="R$ " office:value="181940.414067046" calcext:value-type="currency">
            <text:p>R$ 181.940,41</text:p>
          </table:table-cell>
          <table:table-cell table:number-columns-repeated="8"/>
          <table:table-cell office:value-type="float" office:value="2045" calcext:value-type="float">
            <text:p>204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float" office:value="38" calcext:value-type="float">
            <text:p>38</text:p>
          </table:table-cell>
          <table:table-cell table:formula="of:=[.C30]*[.$C$6]+[.C30]" office:value-type="currency" office:currency="R$ " office:value="3979.94655771663" calcext:value-type="currency">
            <text:p>R$ 3.979,95</text:p>
          </table:table-cell>
          <table:table-cell table:formula="of:=[.C31]*[.$C$7]*12" office:value-type="currency" office:currency="R$ " office:value="9551.87173851991" calcext:value-type="currency">
            <text:p>R$ 9.551,87</text:p>
          </table:table-cell>
          <table:table-cell table:formula="of:=[.G30]" office:value-type="currency" office:currency="R$ " office:value="181940.414067046" calcext:value-type="currency">
            <text:p>R$ 181.940,41</text:p>
          </table:table-cell>
          <table:table-cell table:formula="of:=[.E31]*[.$C$8]" office:value-type="currency" office:currency="R$ " office:value="9097.0207033523" calcext:value-type="currency">
            <text:p>R$ 9.097,02</text:p>
          </table:table-cell>
          <table:table-cell table:formula="of:=[.E31]+[.D31]+[.F31]" office:value-type="currency" office:currency="R$ " office:value="200589.306508918" calcext:value-type="currency">
            <text:p>R$ 200.589,31</text:p>
          </table:table-cell>
          <table:table-cell table:number-columns-repeated="8"/>
          <table:table-cell office:value-type="float" office:value="2046" calcext:value-type="float">
            <text:p>204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39" calcext:value-type="float">
            <text:p>39</text:p>
          </table:table-cell>
          <table:table-cell table:formula="of:=[.C31]*[.$C$6]+[.C31]" office:value-type="currency" office:currency="R$ " office:value="4178.94388560246" calcext:value-type="currency">
            <text:p>R$ 4.178,94</text:p>
          </table:table-cell>
          <table:table-cell table:formula="of:=[.C32]*[.$C$7]*12" office:value-type="currency" office:currency="R$ " office:value="10029.4653254459" calcext:value-type="currency">
            <text:p>R$ 10.029,47</text:p>
          </table:table-cell>
          <table:table-cell table:formula="of:=[.G31]" office:value-type="currency" office:currency="R$ " office:value="200589.306508918" calcext:value-type="currency">
            <text:p>R$ 200.589,31</text:p>
          </table:table-cell>
          <table:table-cell table:formula="of:=[.E32]*[.$C$8]" office:value-type="currency" office:currency="R$ " office:value="10029.4653254459" calcext:value-type="currency">
            <text:p>R$ 10.029,47</text:p>
          </table:table-cell>
          <table:table-cell table:formula="of:=[.E32]+[.D32]+[.F32]" office:value-type="currency" office:currency="R$ " office:value="220648.23715981" calcext:value-type="currency">
            <text:p>R$ 220.648,24</text:p>
          </table:table-cell>
          <table:table-cell table:number-columns-repeated="8"/>
          <table:table-cell office:value-type="float" office:value="2047" calcext:value-type="float">
            <text:p>204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40" calcext:value-type="float">
            <text:p>40</text:p>
          </table:table-cell>
          <table:table-cell table:formula="of:=[.C32]*[.$C$6]+[.C32]" office:value-type="currency" office:currency="R$ " office:value="4387.89107988259" calcext:value-type="currency">
            <text:p>R$ 4.387,89</text:p>
          </table:table-cell>
          <table:table-cell table:formula="of:=[.C33]*[.$C$7]*12" office:value-type="currency" office:currency="R$ " office:value="10530.9385917182" calcext:value-type="currency">
            <text:p>R$ 10.530,94</text:p>
          </table:table-cell>
          <table:table-cell table:formula="of:=[.G32]" office:value-type="currency" office:currency="R$ " office:value="220648.23715981" calcext:value-type="currency">
            <text:p>R$ 220.648,24</text:p>
          </table:table-cell>
          <table:table-cell table:formula="of:=[.E33]*[.$C$8]" office:value-type="currency" office:currency="R$ " office:value="11032.4118579905" calcext:value-type="currency">
            <text:p>R$ 11.032,41</text:p>
          </table:table-cell>
          <table:table-cell table:formula="of:=[.E33]+[.D33]+[.F33]" office:value-type="currency" office:currency="R$ " office:value="242211.587609519" calcext:value-type="currency">
            <text:p>R$ 242.211,59</text:p>
          </table:table-cell>
          <table:table-cell table:number-columns-repeated="8"/>
          <table:table-cell office:value-type="float" office:value="2048" calcext:value-type="float">
            <text:p>204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1" calcext:value-type="float">
            <text:p>41</text:p>
          </table:table-cell>
          <table:table-cell table:formula="of:=[.C33]*[.$C$6]+[.C33]" office:value-type="currency" office:currency="R$ " office:value="4607.28563387671" calcext:value-type="currency">
            <text:p>R$ 4.607,29</text:p>
          </table:table-cell>
          <table:table-cell table:formula="of:=[.C34]*[.$C$7]*12" office:value-type="currency" office:currency="R$ " office:value="11057.4855213041" calcext:value-type="currency">
            <text:p>R$ 11.057,49</text:p>
          </table:table-cell>
          <table:table-cell table:formula="of:=[.G33]" office:value-type="currency" office:currency="R$ " office:value="242211.587609519" calcext:value-type="currency">
            <text:p>R$ 242.211,59</text:p>
          </table:table-cell>
          <table:table-cell table:formula="of:=[.E34]*[.$C$8]" office:value-type="currency" office:currency="R$ " office:value="12110.5793804759" calcext:value-type="currency">
            <text:p>R$ 12.110,58</text:p>
          </table:table-cell>
          <table:table-cell table:formula="of:=[.E34]+[.D34]+[.F34]" office:value-type="currency" office:currency="R$ " office:value="265379.652511299" calcext:value-type="currency">
            <text:p>R$ 265.379,65</text:p>
          </table:table-cell>
          <table:table-cell table:number-columns-repeated="8"/>
          <table:table-cell office:value-type="float" office:value="2049" calcext:value-type="float">
            <text:p>2049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42" calcext:value-type="float">
            <text:p>42</text:p>
          </table:table-cell>
          <table:table-cell table:formula="of:=[.C34]*[.$C$6]+[.C34]" office:value-type="currency" office:currency="R$ " office:value="4837.64991557055" calcext:value-type="currency">
            <text:p>R$ 4.837,65</text:p>
          </table:table-cell>
          <table:table-cell table:formula="of:=[.C35]*[.$C$7]*12" office:value-type="currency" office:currency="R$ " office:value="11610.3597973693" calcext:value-type="currency">
            <text:p>R$ 11.610,36</text:p>
          </table:table-cell>
          <table:table-cell table:formula="of:=[.G34]" office:value-type="currency" office:currency="R$ " office:value="265379.652511299" calcext:value-type="currency">
            <text:p>R$ 265.379,65</text:p>
          </table:table-cell>
          <table:table-cell table:formula="of:=[.E35]*[.$C$8]" office:value-type="currency" office:currency="R$ " office:value="13268.9826255649" calcext:value-type="currency">
            <text:p>R$ 13.268,98</text:p>
          </table:table-cell>
          <table:table-cell table:formula="of:=[.E35]+[.D35]+[.F35]" office:value-type="currency" office:currency="R$ " office:value="290258.994934233" calcext:value-type="currency">
            <text:p>R$ 290.258,99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table:formula="of:=[.C35]*[.$C$6]+[.C35]" office:value-type="currency" office:currency="R$ " office:value="5079.53241134908" calcext:value-type="currency">
            <text:p>R$ 5.079,53</text:p>
          </table:table-cell>
          <table:table-cell table:formula="of:=[.C36]*[.$C$7]*12" office:value-type="currency" office:currency="R$ " office:value="12190.8777872378" calcext:value-type="currency">
            <text:p>R$ 12.190,88</text:p>
          </table:table-cell>
          <table:table-cell table:formula="of:=[.G35]" office:value-type="currency" office:currency="R$ " office:value="290258.994934233" calcext:value-type="currency">
            <text:p>R$ 290.258,99</text:p>
          </table:table-cell>
          <table:table-cell table:formula="of:=[.E36]*[.$C$8]" office:value-type="currency" office:currency="R$ " office:value="14512.9497467116" calcext:value-type="currency">
            <text:p>R$ 14.512,95</text:p>
          </table:table-cell>
          <table:table-cell table:formula="of:=[.E36]+[.D36]+[.F36]" office:value-type="currency" office:currency="R$ " office:value="316962.822468182" calcext:value-type="currency">
            <text:p>R$ 316.962,82</text:p>
          </table:table-cell>
          <table:table-cell table:number-columns-repeated="8"/>
          <table:table-cell office:value-type="float" office:value="2051" calcext:value-type="float">
            <text:p>205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float" office:value="44" calcext:value-type="float">
            <text:p>44</text:p>
          </table:table-cell>
          <table:table-cell table:formula="of:=[.C36]*[.$C$6]+[.C36]" office:value-type="currency" office:currency="R$ " office:value="5333.50903191653" calcext:value-type="currency">
            <text:p>R$ 5.333,51</text:p>
          </table:table-cell>
          <table:table-cell table:formula="of:=[.C37]*[.$C$7]*12" office:value-type="currency" office:currency="R$ " office:value="12800.4216765997" calcext:value-type="currency">
            <text:p>R$ 12.800,42</text:p>
          </table:table-cell>
          <table:table-cell table:formula="of:=[.G36]" office:value-type="currency" office:currency="R$ " office:value="316962.822468182" calcext:value-type="currency">
            <text:p>R$ 316.962,82</text:p>
          </table:table-cell>
          <table:table-cell table:formula="of:=[.E37]*[.$C$8]" office:value-type="currency" office:currency="R$ " office:value="15848.1411234091" calcext:value-type="currency">
            <text:p>R$ 15.848,14</text:p>
          </table:table-cell>
          <table:table-cell table:formula="of:=[.E37]+[.D37]+[.F37]" office:value-type="currency" office:currency="R$ " office:value="345611.385268191" calcext:value-type="currency">
            <text:p>R$ 345.611,39</text:p>
          </table:table-cell>
          <table:table-cell table:number-columns-repeated="8"/>
          <table:table-cell office:value-type="float" office:value="2052" calcext:value-type="float">
            <text:p>205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float" office:value="45" calcext:value-type="float">
            <text:p>45</text:p>
          </table:table-cell>
          <table:table-cell table:formula="of:=[.C37]*[.$C$6]+[.C37]" office:value-type="currency" office:currency="R$ " office:value="5600.18448351236" calcext:value-type="currency">
            <text:p>R$ 5.600,18</text:p>
          </table:table-cell>
          <table:table-cell table:formula="of:=[.C38]*[.$C$7]*12" office:value-type="currency" office:currency="R$ " office:value="13440.4427604297" calcext:value-type="currency">
            <text:p>R$ 13.440,44</text:p>
          </table:table-cell>
          <table:table-cell table:formula="of:=[.G37]" office:value-type="currency" office:currency="R$ " office:value="345611.385268191" calcext:value-type="currency">
            <text:p>R$ 345.611,39</text:p>
          </table:table-cell>
          <table:table-cell table:formula="of:=[.E38]*[.$C$8]" office:value-type="currency" office:currency="R$ " office:value="17280.5692634096" calcext:value-type="currency">
            <text:p>R$ 17.280,57</text:p>
          </table:table-cell>
          <table:table-cell table:formula="of:=[.E38]+[.D38]+[.F38]" office:value-type="currency" office:currency="R$ " office:value="376332.39729203" calcext:value-type="currency">
            <text:p>R$ 376.332,40</text:p>
          </table:table-cell>
          <table:table-cell table:number-columns-repeated="8"/>
          <table:table-cell office:value-type="float" office:value="2053" calcext:value-type="float">
            <text:p>205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float" office:value="46" calcext:value-type="float">
            <text:p>46</text:p>
          </table:table-cell>
          <table:table-cell table:formula="of:=[.C38]*[.$C$6]+[.C38]" office:value-type="currency" office:currency="R$ " office:value="5880.19370768798" calcext:value-type="currency">
            <text:p>R$ 5.880,19</text:p>
          </table:table-cell>
          <table:table-cell table:formula="of:=[.C39]*[.$C$7]*12" office:value-type="currency" office:currency="R$ " office:value="14112.4648984511" calcext:value-type="currency">
            <text:p>R$ 14.112,46</text:p>
          </table:table-cell>
          <table:table-cell table:formula="of:=[.G38]" office:value-type="currency" office:currency="R$ " office:value="376332.39729203" calcext:value-type="currency">
            <text:p>R$ 376.332,40</text:p>
          </table:table-cell>
          <table:table-cell table:formula="of:=[.E39]*[.$C$8]" office:value-type="currency" office:currency="R$ " office:value="18816.6198646015" calcext:value-type="currency">
            <text:p>R$ 18.816,62</text:p>
          </table:table-cell>
          <table:table-cell table:formula="of:=[.E39]+[.D39]+[.F39]" office:value-type="currency" office:currency="R$ " office:value="409261.482055083" calcext:value-type="currency">
            <text:p>R$ 409.261,48</text:p>
          </table:table-cell>
          <table:table-cell table:number-columns-repeated="8"/>
          <table:table-cell office:value-type="float" office:value="2054" calcext:value-type="float">
            <text:p>2054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float" office:value="47" calcext:value-type="float">
            <text:p>47</text:p>
          </table:table-cell>
          <table:table-cell table:formula="of:=[.C39]*[.$C$6]+[.C39]" office:value-type="currency" office:currency="R$ " office:value="6174.20339307237" calcext:value-type="currency">
            <text:p>R$ 6.174,20</text:p>
          </table:table-cell>
          <table:table-cell table:formula="of:=[.C40]*[.$C$7]*12" office:value-type="currency" office:currency="R$ " office:value="14818.0881433737" calcext:value-type="currency">
            <text:p>R$ 14.818,09</text:p>
          </table:table-cell>
          <table:table-cell table:formula="of:=[.G39]" office:value-type="currency" office:currency="R$ " office:value="409261.482055083" calcext:value-type="currency">
            <text:p>R$ 409.261,48</text:p>
          </table:table-cell>
          <table:table-cell table:formula="of:=[.E40]*[.$C$8]" office:value-type="currency" office:currency="R$ " office:value="20463.0741027542" calcext:value-type="currency">
            <text:p>R$ 20.463,07</text:p>
          </table:table-cell>
          <table:table-cell table:formula="of:=[.E40]+[.D40]+[.F40]" office:value-type="currency" office:currency="R$ " office:value="444542.644301211" calcext:value-type="currency">
            <text:p>R$ 444.542,64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float" office:value="48" calcext:value-type="float">
            <text:p>48</text:p>
          </table:table-cell>
          <table:table-cell table:formula="of:=[.C40]*[.$C$6]+[.C40]" office:value-type="currency" office:currency="R$ " office:value="6482.91356272599" calcext:value-type="currency">
            <text:p>R$ 6.482,91</text:p>
          </table:table-cell>
          <table:table-cell table:formula="of:=[.C41]*[.$C$7]*12" office:value-type="currency" office:currency="R$ " office:value="15558.9925505424" calcext:value-type="currency">
            <text:p>R$ 15.558,99</text:p>
          </table:table-cell>
          <table:table-cell table:formula="of:=[.G40]" office:value-type="currency" office:currency="R$ " office:value="444542.644301211" calcext:value-type="currency">
            <text:p>R$ 444.542,64</text:p>
          </table:table-cell>
          <table:table-cell table:formula="of:=[.E41]*[.$C$8]" office:value-type="currency" office:currency="R$ " office:value="22227.1322150605" calcext:value-type="currency">
            <text:p>R$ 22.227,13</text:p>
          </table:table-cell>
          <table:table-cell table:formula="of:=[.E41]+[.D41]+[.F41]" office:value-type="currency" office:currency="R$ " office:value="482328.769066814" calcext:value-type="currency">
            <text:p>R$ 482.328,77</text:p>
          </table:table-cell>
          <table:table-cell table:number-columns-repeated="8"/>
          <table:table-cell office:value-type="float" office:value="2056" calcext:value-type="float">
            <text:p>2056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float" office:value="49" calcext:value-type="float">
            <text:p>49</text:p>
          </table:table-cell>
          <table:table-cell table:formula="of:=[.C41]*[.$C$6]+[.C41]" office:value-type="currency" office:currency="R$ " office:value="6807.05924086229" calcext:value-type="currency">
            <text:p>R$ 6.807,06</text:p>
          </table:table-cell>
          <table:table-cell table:formula="of:=[.C42]*[.$C$7]*12" office:value-type="currency" office:currency="R$ " office:value="16336.9421780695" calcext:value-type="currency">
            <text:p>R$ 16.336,94</text:p>
          </table:table-cell>
          <table:table-cell table:formula="of:=[.G41]" office:value-type="currency" office:currency="R$ " office:value="482328.769066814" calcext:value-type="currency">
            <text:p>R$ 482.328,77</text:p>
          </table:table-cell>
          <table:table-cell table:formula="of:=[.E42]*[.$C$8]" office:value-type="currency" office:currency="R$ " office:value="24116.4384533407" calcext:value-type="currency">
            <text:p>R$ 24.116,44</text:p>
          </table:table-cell>
          <table:table-cell table:formula="of:=[.E42]+[.D42]+[.F42]" office:value-type="currency" office:currency="R$ " office:value="522782.149698224" calcext:value-type="currency">
            <text:p>R$ 522.782,15</text:p>
          </table:table-cell>
          <table:table-cell table:number-columns-repeated="8"/>
          <table:table-cell office:value-type="float" office:value="2057" calcext:value-type="float">
            <text:p>2057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float" office:value="50" calcext:value-type="float">
            <text:p>50</text:p>
          </table:table-cell>
          <table:table-cell table:formula="of:=[.C42]*[.$C$6]+[.C42]" office:value-type="currency" office:currency="R$ " office:value="7147.41220290541" calcext:value-type="currency">
            <text:p>R$ 7.147,41</text:p>
          </table:table-cell>
          <table:table-cell table:formula="of:=[.C43]*[.$C$7]*12" office:value-type="currency" office:currency="R$ " office:value="17153.789286973" calcext:value-type="currency">
            <text:p>R$ 17.153,79</text:p>
          </table:table-cell>
          <table:table-cell table:formula="of:=[.G42]" office:value-type="currency" office:currency="R$ " office:value="522782.149698224" calcext:value-type="currency">
            <text:p>R$ 522.782,15</text:p>
          </table:table-cell>
          <table:table-cell table:formula="of:=[.E43]*[.$C$8]" office:value-type="currency" office:currency="R$ " office:value="26139.1074849112" calcext:value-type="currency">
            <text:p>R$ 26.139,11</text:p>
          </table:table-cell>
          <table:table-cell table:formula="of:=[.E43]+[.D43]+[.F43]" office:value-type="currency" office:currency="R$ " office:value="566075.046470108" calcext:value-type="currency">
            <text:p>R$ 566.075,05</text:p>
          </table:table-cell>
          <table:table-cell table:number-columns-repeated="8"/>
          <table:table-cell office:value-type="float" office:value="2058" calcext:value-type="float">
            <text:p>205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float" office:value="51" calcext:value-type="float">
            <text:p>51</text:p>
          </table:table-cell>
          <table:table-cell table:formula="of:=[.C43]*[.$C$6]+[.C43]" office:value-type="currency" office:currency="R$ " office:value="7504.78281305068" calcext:value-type="currency">
            <text:p>R$ 7.504,78</text:p>
          </table:table-cell>
          <table:table-cell table:formula="of:=[.C44]*[.$C$7]*12" office:value-type="currency" office:currency="R$ " office:value="18011.4787513216" calcext:value-type="currency">
            <text:p>R$ 18.011,48</text:p>
          </table:table-cell>
          <table:table-cell table:formula="of:=[.G43]" office:value-type="currency" office:currency="R$ " office:value="566075.046470108" calcext:value-type="currency">
            <text:p>R$ 566.075,05</text:p>
          </table:table-cell>
          <table:table-cell table:formula="of:=[.E44]*[.$C$8]" office:value-type="currency" office:currency="R$ " office:value="28303.7523235054" calcext:value-type="currency">
            <text:p>R$ 28.303,75</text:p>
          </table:table-cell>
          <table:table-cell table:formula="of:=[.E44]+[.D44]+[.F44]" office:value-type="currency" office:currency="R$ " office:value="612390.277544935" calcext:value-type="currency">
            <text:p>R$ 612.390,28</text:p>
          </table:table-cell>
          <table:table-cell table:number-columns-repeated="8"/>
          <table:table-cell office:value-type="float" office:value="2059" calcext:value-type="float">
            <text:p>2059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52" calcext:value-type="float">
            <text:p>52</text:p>
          </table:table-cell>
          <table:table-cell table:formula="of:=[.C44]*[.$C$6]+[.C44]" office:value-type="currency" office:currency="R$ " office:value="7880.02195370321" calcext:value-type="currency">
            <text:p>R$ 7.880,02</text:p>
          </table:table-cell>
          <table:table-cell table:formula="of:=[.C45]*[.$C$7]*12" office:value-type="currency" office:currency="R$ " office:value="18912.0526888877" calcext:value-type="currency">
            <text:p>R$ 18.912,05</text:p>
          </table:table-cell>
          <table:table-cell table:formula="of:=[.G44]" office:value-type="currency" office:currency="R$ " office:value="612390.277544935" calcext:value-type="currency">
            <text:p>R$ 612.390,28</text:p>
          </table:table-cell>
          <table:table-cell table:formula="of:=[.E45]*[.$C$8]" office:value-type="currency" office:currency="R$ " office:value="30619.5138772468" calcext:value-type="currency">
            <text:p>R$ 30.619,51</text:p>
          </table:table-cell>
          <table:table-cell table:formula="of:=[.E45]+[.D45]+[.F45]" office:value-type="currency" office:currency="R$ " office:value="661921.84411107" calcext:value-type="currency">
            <text:p>R$ 661.921,84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float" office:value="53" calcext:value-type="float">
            <text:p>53</text:p>
          </table:table-cell>
          <table:table-cell table:formula="of:=[.C45]*[.$C$6]+[.C45]" office:value-type="currency" office:currency="R$ " office:value="8274.02305138837" calcext:value-type="currency">
            <text:p>R$ 8.274,02</text:p>
          </table:table-cell>
          <table:table-cell table:formula="of:=[.C46]*[.$C$7]*12" office:value-type="currency" office:currency="R$ " office:value="19857.6553233321" calcext:value-type="currency">
            <text:p>R$ 19.857,66</text:p>
          </table:table-cell>
          <table:table-cell table:formula="of:=[.G45]" office:value-type="currency" office:currency="R$ " office:value="661921.84411107" calcext:value-type="currency">
            <text:p>R$ 661.921,84</text:p>
          </table:table-cell>
          <table:table-cell table:formula="of:=[.E46]*[.$C$8]" office:value-type="currency" office:currency="R$ " office:value="33096.0922055535" calcext:value-type="currency">
            <text:p>R$ 33.096,09</text:p>
          </table:table-cell>
          <table:table-cell table:formula="of:=[.E46]+[.D46]+[.F46]" office:value-type="currency" office:currency="R$ " office:value="714875.591639955" calcext:value-type="currency">
            <text:p>R$ 714.875,59</text:p>
          </table:table-cell>
          <table:table-cell table:number-columns-repeated="8"/>
          <table:table-cell office:value-type="float" office:value="2061" calcext:value-type="float">
            <text:p>2061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float" office:value="54" calcext:value-type="float">
            <text:p>54</text:p>
          </table:table-cell>
          <table:table-cell table:formula="of:=[.C46]*[.$C$6]+[.C46]" office:value-type="currency" office:currency="R$ " office:value="8687.72420395779" calcext:value-type="currency">
            <text:p>R$ 8.687,72</text:p>
          </table:table-cell>
          <table:table-cell table:formula="of:=[.C47]*[.$C$7]*12" office:value-type="currency" office:currency="R$ " office:value="20850.5380894987" calcext:value-type="currency">
            <text:p>R$ 20.850,54</text:p>
          </table:table-cell>
          <table:table-cell table:formula="of:=[.G46]" office:value-type="currency" office:currency="R$ " office:value="714875.591639955" calcext:value-type="currency">
            <text:p>R$ 714.875,59</text:p>
          </table:table-cell>
          <table:table-cell table:formula="of:=[.E47]*[.$C$8]" office:value-type="currency" office:currency="R$ " office:value="35743.7795819978" calcext:value-type="currency">
            <text:p>R$ 35.743,78</text:p>
          </table:table-cell>
          <table:table-cell table:formula="of:=[.E47]+[.D47]+[.F47]" office:value-type="currency" office:currency="R$ " office:value="771469.909311452" calcext:value-type="currency">
            <text:p>R$ 771.469,91</text:p>
          </table:table-cell>
          <table:table-cell table:number-columns-repeated="8"/>
          <table:table-cell office:value-type="float" office:value="2062" calcext:value-type="float">
            <text:p>2062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55" calcext:value-type="float">
            <text:p>55</text:p>
          </table:table-cell>
          <table:table-cell table:formula="of:=[.C47]*[.$C$6]+[.C47]" office:value-type="currency" office:currency="R$ " office:value="9122.11041415568" calcext:value-type="currency">
            <text:p>R$ 9.122,11</text:p>
          </table:table-cell>
          <table:table-cell table:formula="of:=[.C48]*[.$C$7]*12" office:value-type="currency" office:currency="R$ " office:value="21893.0649939736" calcext:value-type="currency">
            <text:p>R$ 21.893,06</text:p>
          </table:table-cell>
          <table:table-cell table:formula="of:=[.G47]" office:value-type="currency" office:currency="R$ " office:value="771469.909311452" calcext:value-type="currency">
            <text:p>R$ 771.469,91</text:p>
          </table:table-cell>
          <table:table-cell table:formula="of:=[.E48]*[.$C$8]" office:value-type="currency" office:currency="R$ " office:value="38573.4954655726" calcext:value-type="currency">
            <text:p>R$ 38.573,50</text:p>
          </table:table-cell>
          <table:table-cell table:formula="of:=[.E48]+[.D48]+[.F48]" office:value-type="currency" office:currency="R$ " office:value="831936.469770998" calcext:value-type="currency">
            <text:p>R$ 831.936,47</text:p>
          </table:table-cell>
          <table:table-cell table:number-columns-repeated="8"/>
          <table:table-cell office:value-type="float" office:value="2063" calcext:value-type="float">
            <text:p>2063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float" office:value="56" calcext:value-type="float">
            <text:p>56</text:p>
          </table:table-cell>
          <table:table-cell table:formula="of:=[.C48]*[.$C$6]+[.C48]" office:value-type="currency" office:currency="R$ " office:value="9578.21593486346" calcext:value-type="currency">
            <text:p>R$ 9.578,22</text:p>
          </table:table-cell>
          <table:table-cell table:formula="of:=[.C49]*[.$C$7]*12" office:value-type="currency" office:currency="R$ " office:value="22987.7182436723" calcext:value-type="currency">
            <text:p>R$ 22.987,72</text:p>
          </table:table-cell>
          <table:table-cell table:formula="of:=[.G48]" office:value-type="currency" office:currency="R$ " office:value="831936.469770998" calcext:value-type="currency">
            <text:p>R$ 831.936,47</text:p>
          </table:table-cell>
          <table:table-cell table:formula="of:=[.E49]*[.$C$8]" office:value-type="currency" office:currency="R$ " office:value="41596.8234885499" calcext:value-type="currency">
            <text:p>R$ 41.596,82</text:p>
          </table:table-cell>
          <table:table-cell table:formula="of:=[.E49]+[.D49]+[.F49]" office:value-type="currency" office:currency="R$ " office:value="896521.01150322" calcext:value-type="currency">
            <text:p>R$ 896.521,01</text:p>
          </table:table-cell>
          <table:table-cell table:number-columns-repeated="8"/>
          <table:table-cell office:value-type="float" office:value="2064" calcext:value-type="float">
            <text:p>2064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">
      <number:currency-symbol number:language="pt" number:country="BR">R$ 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5:42:26.032000000</meta:creation-date>
    <dc:date>2025-11-18T15:43:53.722000000</dc:date>
    <meta:editing-duration>PT1M28S</meta:editing-duration>
    <meta:editing-cycles>1</meta:editing-cycles>
    <meta:document-statistic meta:table-count="1" meta:cell-count="369" meta:object-count="2"/>
    <meta:generator>LibreOffice/7.5.4.2$Windows_X86_64 LibreOffice_project/36ccfdc35048b057fd9854c757a8b67ec53977b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519cm" svg:height="6.967cm" xlink:href=".." xlink:type="simple" chart:class="chart:line" chart:style-name="ch1">
        <chart:title svg:x="1.941cm" svg:y="0.274cm" chart:style-name="ch2">
          <text:p>Simulação do meu modelo computacional</text:p>
        </chart:title>
        <chart:legend chart:legend-position="end" svg:x="8.535cm" svg:y="3.184cm" style:legend-expansion="high" chart:style-name="ch3"/>
        <chart:plot-area chart:style-name="ch4" table:cell-range-address="Planilha1.G10:Planilha1.G49" chart:data-source-has-labels="row" svg:x="1.29cm" svg:y="2.224cm" svg:width="7.015cm" svg:height="4.604cm">
          <chart:coordinate-region svg:x="2.687cm" svg:y="2.423cm" svg:width="5.618cm" svg:height="3.762cm"/>
          <chart:axis chart:dimension="x" chart:name="primary-x" chart:style-name="ch5"/>
          <chart:axis chart:dimension="y" chart:name="primary-y" chart:style-name="ch6">
            <chart:title svg:x="0.451cm" svg:y="5.41cm" chart:style-name="ch7">
              <text:p>Valor Final</text:p>
            </chart:title>
            <chart:grid chart:style-name="ch8" chart:class="major"/>
          </chart:axis>
          <chart:series chart:style-name="ch9" chart:values-cell-range-address="Planilha1.G11:Planilha1.G49" chart:label-cell-address="Planilha1.G10:Planilha1.G10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Final</text:p>
                <draw:g>
                  <svg:desc>Planilha1.G10:Planilha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0">
                <text:p>3600</text:p>
                <draw:g>
                  <svg:desc>Planilha1.G11:Planilha1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07">
                <text:p>1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69.8">
                <text:p>166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79.1125">
                <text:p>21879.1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67.68175">
                <text:p>27567.68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70.41014375">
                <text:p>33770.4101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24.4921725">
                <text:p>40524.4921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869.5563787656">
                <text:p>47869.5563787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47.8157752266">
                <text:p>55847.8157752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04.2272203867">
                <text:p>64504.2272203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886.6602706248">
                <text:p>73886.6602706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046.0760578357">
                <text:p>84046.0760578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036.7167730911">
                <text:p>95036.7167730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916.306369727">
                <text:p>106916.306369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746.263134095">
                <text:p>119746.263134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591.924808975">
                <text:p>133591.924808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22.786993507">
                <text:p>148522.786993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612.75558447">
                <text:p>164612.75558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940.414067046">
                <text:p>181940.414067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89.306508918">
                <text:p>200589.306508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648.23715981">
                <text:p>220648.23715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211.587609519">
                <text:p>242211.58760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379.652511299">
                <text:p>265379.65251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258.994934233">
                <text:p>290258.994934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962.822468182">
                <text:p>316962.82246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5611.385268191">
                <text:p>345611.385268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6332.39729203">
                <text:p>376332.39729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261.482055083">
                <text:p>409261.482055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542.644301211">
                <text:p>444542.644301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2328.769066814">
                <text:p>482328.769066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2782.149698224">
                <text:p>522782.14969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6075.046470108">
                <text:p>566075.046470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2390.277544935">
                <text:p>612390.277544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1921.84411107">
                <text:p>661921.84411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4875.591639955">
                <text:p>714875.59163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1469.909311452">
                <text:p>771469.909311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1936.469770998">
                <text:p>831936.469770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6521.01150322">
                <text:p>896521.01150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556cm" svg:height="6.967cm" xlink:href=".." xlink:type="simple" chart:class="chart:line" chart:style-name="ch1">
        <chart:title svg:x="0.96cm" svg:y="0.274cm" chart:style-name="ch2">
          <text:p>Simulação do meu modelo computacional</text:p>
        </chart:title>
        <chart:legend chart:legend-position="end" svg:x="6.81cm" svg:y="3.184cm" style:legend-expansion="high" chart:style-name="ch3"/>
        <chart:plot-area chart:style-name="ch4" table:cell-range-address="Planilha1.V10:Planilha1.V49" chart:data-source-has-labels="row" svg:x="1.251cm" svg:y="2.224cm" svg:width="5.368cm" svg:height="4.604cm">
          <chart:coordinate-region svg:x="1.828cm" svg:y="2.423cm" svg:width="4.791cm" svg:height="3.762cm"/>
          <chart:axis chart:dimension="x" chart:name="primary-x" chart:style-name="ch5"/>
          <chart:axis chart:dimension="y" chart:name="primary-y" chart:style-name="ch6">
            <chart:title svg:x="0.451cm" svg:y="5.41cm" chart:style-name="ch7">
              <text:p>Valor Final</text:p>
            </chart:title>
            <chart:grid chart:style-name="ch8" chart:class="major"/>
          </chart:axis>
          <chart:series chart:style-name="ch9" chart:values-cell-range-address="Planilha1.V11:Planilha1.V49" chart:label-cell-address="Planilha1.V10:Planilha1.V10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lanilha1.V10:Planilha1.V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V11:Planilha1.V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